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93cm" draw:z-index="0"><draw:image xlink:href="../../odt/images/0081.png" xlink:type="simple" xlink:show="embed" xlink:actuate="onLoad"/></draw:frame></text:p>
          </table:table-cell>
          <table:table-cell table:style-name="Table1.B1" office:value-type="string">
            <text:h text:style-name="P2" text:outline-level="1">Изло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8">C</text:span><text:span text:style-name="T10">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8cm" svg:height="1.349cm" draw:z-index="1"><draw:image xlink:href="../../odt/images/008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3">Блок </text:span><text:span text:style-name="T14">векторизован</text:span><text:span text:style-name="T15">, реализует преобразование вектора входных сигналов посредством единой нелинейной статической характеристики типа "Излом" по следующему алгоритму: </text:span></text:p>
            <text:p text:style-name="P6"><draw:frame draw:style-name="fr2" draw:name="graphics1" text:anchor-type="as-char" svg:width="2.54cm" svg:height="2.223cm" draw:z-index="2"><draw:image xlink:href="../../odt/images/0081_static.png" xlink:type="simple" xlink:show="embed" xlink:actuate="onLoad"/></draw:frame></text:p>
            <text:p text:style-name="P6"><draw:frame draw:style-name="fr3" draw:name="Объект1" text:anchor-type="as-char" svg:width="6.549cm" svg:height="1.393cm" draw:z-index="3"><draw:object xlink:href="./Object 2" xlink:type="simple" xlink:show="embed" xlink:actuate="onLoad"/><draw:image xlink:href="./ObjectReplacements/Object 2" xlink:type="simple" xlink:show="embed" xlink:actuate="onLoad"/></draw:frame>,</text:p>
            <text:p text:style-name="P5"><text:span text:style-name="T15">где</text:span><text:span text:style-name="T15"><draw:frame draw:style-name="fr3" draw:name="Объект2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5">– вектор входных сигналов;</text:span><text:span text:style-name="T15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5">– вектор </text:span><text:span text:style-name="T11">выходных</text:span><text:span text:style-name="T15"> сигналов.</text:span></text:p>
            <text:p text:style-name="P5"><text:span text:style-name="T12">Свойства</text:span>:</text:p>
            <text:list xml:id="list7136140471076585221" text:style-name="L1">
              <text:list-item>
                <text:p text:style-name="P7"><text:span text:style-name="T9">K </text:span><text:span text:style-name="T11">при </text:span><text:span text:style-name="T9">x &lt; 0 </text:span><text:span text:style-name="T15">– </text:span><text:span text:style-name="T11">коэффициент</text:span><text:span text:style-name="T15"><draw:frame draw:style-name="fr3" draw:name="Объект5" text:anchor-type="as-char" svg:width="0.633cm" svg:height="0.621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7"><text:span text:style-name="T9">K </text:span><text:span text:style-name="T11">при </text:span><text:span text:style-name="T9">x &gt; 0 </text:span><text:span text:style-name="T15">– </text:span><text:span text:style-name="T11">коэффициент</text:span><text:span text:style-name="T15"><draw:frame draw:style-name="fr3" draw:name="Объект4" text:anchor-type="as-char" svg:width="0.633cm" svg:height="0.62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7"><text:span text:style-name="T15">Точка излома –</text:span><text:span text:style-name="T15"><draw:frame draw:style-name="fr3" draw:name="Объект7" text:anchor-type="as-char" svg:width="0.628cm" svg:height="0.62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">.</text:span></text:p>
              </text:list-item>
            </text:list>
            <text:p text:style-name="P5"><text:span text:style-name="T14">Примечание:</text:span><text:span text:style-name="T15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6">Мультиплексор</text:span><text:span text:style-name="T15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лом</dc:title>
    <dc:date>2014-12-01T11:16:25.54</dc:date>
    <meta:generator>OpenOffice/4.1.1$Win32 OpenOffice.org_project/411m6$Build-9775</meta:generator>
    <meta:editing-duration>PT2H16M43S</meta:editing-duration>
    <meta:editing-cycles>66</meta:editing-cycles>
    <meta:document-statistic meta:table-count="1" meta:image-count="3" meta:object-count="6" meta:page-count="1" meta:paragraph-count="15" meta:word-count="79" meta:character-count="509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0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0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k_1 cdot u(t), ~ если ~ u(t) &lt; u_0 #
alignl k_2 cdot u(t), ~ если ~ u(t) &gt;= u_0 
}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6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